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fo:font-size="10pt" style:font-size-asian="10pt" style:font-size-complex="10pt"/>
    </style:style>
    <style:style style:name="TableColumn3" style:family="table-column">
      <style:table-column-properties style:column-width="1.184in"/>
    </style:style>
    <style:style style:name="TableColumn4" style:family="table-column">
      <style:table-column-properties style:column-width="3.4375in"/>
    </style:style>
    <style:style style:name="TableColumn5" style:family="table-column">
      <style:table-column-properties style:column-width="1.8715in"/>
    </style:style>
    <style:style style:name="Table2" style:family="table">
      <style:table-properties style:width="6.493in" style:rel-width="100%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justify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justify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justify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18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19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27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28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29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30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38" style:parent-style-name="ListParagraph" style:list-style-name="LFO1" style:family="paragraph">
      <style:paragraph-properties fo:text-align="justify" fo:margin-bottom="0in" fo:line-height="100%"/>
    </style:style>
    <style:style style:name="T39" style:parent-style-name="DefaultParagraphFont" style:family="text">
      <style:text-properties fo:font-size="9pt" style:font-size-asian="9pt" style:font-size-complex="9pt"/>
    </style:style>
    <style:style style:name="T4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T41" style:parent-style-name="DefaultParagraphFont" style:family="text">
      <style:text-properties fo:font-size="9pt" style:font-size-asian="9pt" style:font-size-complex="9pt"/>
    </style:style>
    <style:style style:name="T4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T43" style:parent-style-name="DefaultParagraphFont" style:family="text">
      <style:text-properties fo:font-size="9pt" style:font-size-asian="9pt" style:font-size-complex="9pt"/>
    </style:style>
    <style:style style:name="P44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45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53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54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62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63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64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67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73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74" style:parent-style-name="ListParagraph" style:list-style-name="LFO1" style:family="paragraph">
      <style:paragraph-properties fo:text-align="justify" fo:margin-bottom="0in" fo:line-height="100%"/>
    </style:style>
    <style:style style:name="T75" style:parent-style-name="DefaultParagraphFont" style:family="text">
      <style:text-properties fo:font-size="9pt" style:font-size-asian="9pt" style:font-size-complex="9pt"/>
    </style:style>
    <style:style style:name="T7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T77" style:parent-style-name="DefaultParagraphFont" style:family="text">
      <style:text-properties fo:font-size="9pt" style:font-size-asian="9pt" style:font-size-complex="9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85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86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87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95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96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97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105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113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114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122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125" style:parent-style-name="Normal" style:family="paragraph">
      <style:paragraph-properties fo:text-align="justify"/>
      <style:text-properties fo:font-size="10pt" style:font-size-asian="10pt" style:font-size-complex="10pt"/>
    </style:style>
  </office:automatic-styles>
  <office:body>
    <office:text text:use-soft-page-breaks="true">
      <text:p text:style-name="P1">Standard Enhancements for Power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Enhancements</text:p>
          </table:table-cell>
          <table:table-cell table:style-name="TableCell9">
            <text:p text:style-name="P10">Eligible Powers/Effects</text:p>
          </table:table-cell>
          <table:table-cell table:style-name="TableCell11">
            <text:p text:style-name="P12">Spec</text:p>
          </table:table-cell>
        </table:table-row>
        <table:table-row table:style-name="TableRow13">
          <table:table-cell table:style-name="TableCell14">
            <text:p text:style-name="P15">Accuracy (2)</text:p>
          </table:table-cell>
          <table:table-cell table:style-name="TableCell16">
            <text:list text:style-name="LFO1" text:continue-numbering="true">
              <text:list-item>
                <text:p text:style-name="P17">Any power with a to-hit chance</text:p>
              </text:list-item>
              <text:list-item>
                <text:p text:style-name="P18">Adds Accuracy (2) to the power</text:p>
              </text:list-item>
              <text:list-item>
                <text:p text:style-name="P19">Unless otherwise stated, this enhancement is not applicable to powers buff such as Adders, Buffs, Stances, or Traits</text:p>
              </text:list-item>
            </text:list>
          </table:table-cell>
          <table:table-cell table:style-name="TableCell20">
            <text:p text:style-name="P21">Accuracy (2) / x2 / +0B / 10P</text:p>
          </table:table-cell>
        </table:table-row>
        <table:table-row table:style-name="TableRow22">
          <table:table-cell table:style-name="TableCell23">
            <text:p text:style-name="P24">Armor</text:p>
          </table:table-cell>
          <table:table-cell table:style-name="TableCell25">
            <text:list text:style-name="LFO1" text:continue-numbering="true">
              <text:list-item>
                <text:p text:style-name="P26">Any power with an Armor effect</text:p>
              </text:list-item>
              <text:list-item>
                <text:p text:style-name="P27">Increases all included armor values of the power by 1</text:p>
              </text:list-item>
              <text:list-item>
                <text:p text:style-name="P28">Does not include armor values if the existing value is 0</text:p>
              </text:list-item>
              <text:list-item>
                <text:p text:style-name="P29">Can only double the armor value of the power, or increase it by 3, whichever is lower</text:p>
              </text:list-item>
              <text:list-item>
                <text:p text:style-name="P30">Increases burn by 1 if the power has a burn cost, or 0 if not</text:p>
              </text:list-item>
            </text:list>
          </table:table-cell>
          <table:table-cell table:style-name="TableCell31">
            <text:p text:style-name="P32">Armor / x3 / +0-1B / 20P</text:p>
          </table:table-cell>
        </table:table-row>
        <table:table-row table:style-name="TableRow33">
          <table:table-cell table:style-name="TableCell34">
            <text:p text:style-name="P35">Bleed (1)</text:p>
          </table:table-cell>
          <table:table-cell table:style-name="TableCell36">
            <text:list text:style-name="LFO1" text:continue-numbering="true">
              <text:list-item>
                <text:p text:style-name="P37">Any power with a Bleed proc</text:p>
              </text:list-item>
              <text:list-item>
                <text:p text:style-name="P38"><text:span text:style-name="T39">Powers that do<text:s/></text:span><text:span text:style-name="T40">Slash</text:span><text:span text:style-name="T41"><text:s/>or<text:s/></text:span><text:span text:style-name="T42">Stab</text:span><text:span text:style-name="T43"><text:s/>damage (GM’s discretion)</text:span></text:p>
              </text:list-item>
              <text:list-item>
                <text:p text:style-name="P44">Increases the<text:s/>Bleed<text:s/>proc chance by 1</text:p>
              </text:list-item>
              <text:list-item>
                <text:p text:style-name="P45">Unless otherwise stated, this enhancement is not applicable to powers buff such as Adders, Buffs, Stances, or Traits</text:p>
              </text:list-item>
            </text:list>
          </table:table-cell>
          <table:table-cell table:style-name="TableCell46">
            <text:p text:style-name="P47">Bleed (1) / x3 / +0B / 10P</text:p>
          </table:table-cell>
        </table:table-row>
        <table:table-row table:style-name="TableRow48">
          <table:table-cell table:style-name="TableCell49">
            <text:p text:style-name="P50">Burn (-1)</text:p>
          </table:table-cell>
          <table:table-cell table:style-name="TableCell51">
            <text:list text:style-name="LFO1" text:continue-numbering="true">
              <text:list-item>
                <text:p text:style-name="P52">Any power with a burn cost, down to a minimum of 1</text:p>
              </text:list-item>
              <text:list-item>
                <text:p text:style-name="P53">Movement powers down to a minimum of 0</text:p>
              </text:list-item>
              <text:list-item>
                <text:p text:style-name="P54">Reduces the<text:s/>Burn<text:s/>cost of the power by 1</text:p>
              </text:list-item>
            </text:list>
          </table:table-cell>
          <table:table-cell table:style-name="TableCell55">
            <text:p text:style-name="P56">Burn (-1) / x3 / -- / 10P</text:p>
          </table:table-cell>
        </table:table-row>
        <table:table-row table:style-name="TableRow57">
          <table:table-cell table:style-name="TableCell58">
            <text:p text:style-name="P59">Damage</text:p>
          </table:table-cell>
          <table:table-cell table:style-name="TableCell60">
            <text:list text:style-name="LFO1" text:continue-numbering="true">
              <text:list-item>
                <text:p text:style-name="P61">Any power that has a Damage component</text:p>
              </text:list-item>
              <text:list-item>
                <text:p text:style-name="P62">Increases the damage dice of the power by 1 step (does not affect any stat-based damage dice)</text:p>
              </text:list-item>
              <text:list-item>
                <text:p text:style-name="P63">Alternately, increases the damage by a flat 2 points</text:p>
              </text:list-item>
              <text:list-item>
                <text:p text:style-name="P64">Can increase the burn cost or reduce the accuracy of the power</text:p>
              </text:list-item>
            </text:list>
          </table:table-cell>
          <table:table-cell table:style-name="TableCell65">
            <text:p text:style-name="P66">Damage / x3 / +1B / 20P or</text:p>
            <text:p text:style-name="P67">Damage / x3 / -2A / 20P</text:p>
          </table:table-cell>
        </table:table-row>
        <table:table-row table:style-name="TableRow68">
          <table:table-cell table:style-name="TableCell69">
            <text:p text:style-name="P70">Duration</text:p>
          </table:table-cell>
          <table:table-cell table:style-name="TableCell71">
            <text:list text:style-name="LFO1" text:continue-numbering="true">
              <text:list-item>
                <text:p text:style-name="P72">Any power that has a Duration component</text:p>
              </text:list-item>
              <text:list-item>
                <text:p text:style-name="P73">Doubles the duration of the power</text:p>
              </text:list-item>
              <text:list-item>
                <text:p text:style-name="P74"><text:span text:style-name="T75">If this power<text:s/></text:span><text:span text:style-name="T76">also</text:span><text:span text:style-name="T77"><text:s/>requires a maintained burn cost, this enhancement only increases the initial burn to fire the power and not the maintenance cost</text:span></text:p>
              </text:list-item>
            </text:list>
          </table:table-cell>
          <table:table-cell table:style-name="TableCell78">
            <text:p text:style-name="P79">Duration x2 / x3 / +1B / 10P</text:p>
          </table:table-cell>
        </table:table-row>
        <table:table-row table:style-name="TableRow80">
          <table:table-cell table:style-name="TableCell81">
            <text:p text:style-name="P82">Fast (1)</text:p>
          </table:table-cell>
          <table:table-cell table:style-name="TableCell83">
            <text:list text:style-name="LFO1" text:continue-numbering="true">
              <text:list-item>
                <text:p text:style-name="P84">Any power with a Fast component</text:p>
              </text:list-item>
              <text:list-item>
                <text:p text:style-name="P85">Increases the Fast proc chance if that power is used that combat round</text:p>
              </text:list-item>
              <text:list-item>
                <text:p text:style-name="P86">Can be purchased 3 times, or to a max of Fast (9), whichever is lower</text:p>
              </text:list-item>
              <text:list-item>
                <text:p text:style-name="P87">Unless otherwise stated, this enhancement is not applicable to powers buff such as Adders, Buffs, Stances, or Traits</text:p>
              </text:list-item>
            </text:list>
          </table:table-cell>
          <table:table-cell table:style-name="TableCell88">
            <text:p text:style-name="P89">Fast (1) / x3 / +0B / 10P</text:p>
          </table:table-cell>
        </table:table-row>
        <table:table-row table:style-name="TableRow90">
          <table:table-cell table:style-name="TableCell91">
            <text:p text:style-name="P92">Pierce (1)</text:p>
          </table:table-cell>
          <table:table-cell table:style-name="TableCell93">
            <text:list text:style-name="LFO1" text:continue-numbering="true">
              <text:list-item>
                <text:p text:style-name="P94">Any power with a Pierce component</text:p>
              </text:list-item>
              <text:list-item>
                <text:p text:style-name="P95">Increases the Pierce proc chance</text:p>
              </text:list-item>
              <text:list-item>
                <text:p text:style-name="P96">Can be purchased 3 times, or to a max of Pierce (9), whichever is lower</text:p>
              </text:list-item>
              <text:list-item>
                <text:p text:style-name="P97">Unless otherwise stated, this enhancement is not applicable to powers buff such as Adders, Buffs, Stances, or Traits</text:p>
              </text:list-item>
            </text:list>
          </table:table-cell>
          <table:table-cell table:style-name="TableCell98">
            <text:p text:style-name="P99">Pierce (1) / x3 / +0B / 10P</text:p>
          </table:table-cell>
        </table:table-row>
        <table:table-row table:style-name="TableRow100">
          <table:table-cell table:style-name="TableCell101">
            <text:p text:style-name="P102">Range</text:p>
          </table:table-cell>
          <table:table-cell table:style-name="TableCell103">
            <text:list text:style-name="LFO1" text:continue-numbering="true">
              <text:list-item>
                <text:p text:style-name="P104">Any power with a Range and without a Range Band</text:p>
              </text:list-item>
              <text:list-item>
                <text:p text:style-name="P105">Increases the range of the power by ½ its original value, thus a power with Range: 20 would get +10</text:p>
              </text:list-item>
            </text:list>
          </table:table-cell>
          <table:table-cell table:style-name="TableCell106">
            <text:p text:style-name="P107">Range / x3 / +0B / 10P</text:p>
          </table:table-cell>
        </table:table-row>
        <table:table-row table:style-name="TableRow108">
          <table:table-cell table:style-name="TableCell109">
            <text:p text:style-name="P110">Range Band (2)</text:p>
          </table:table-cell>
          <table:table-cell table:style-name="TableCell111">
            <text:list text:style-name="LFO1" text:continue-numbering="true">
              <text:list-item>
                <text:p text:style-name="P112">Any power<text:s/>with a to-hit chance and a range band</text:p>
              </text:list-item>
              <text:list-item>
                <text:p text:style-name="P113">Increases the Range Band by 2 hexes</text:p>
              </text:list-item>
              <text:list-item>
                <text:p text:style-name="P114">Unless otherwise stated, this enhancement is not applicable to powers buff such as Adders, Buffs, Stances, or Traits</text:p>
              </text:list-item>
            </text:list>
          </table:table-cell>
          <table:table-cell table:style-name="TableCell115">
            <text:p text:style-name="P116">Range Band (2) / x3 / +0B / 10P</text:p>
          </table:table-cell>
        </table:table-row>
        <table:table-row table:style-name="TableRow117">
          <table:table-cell table:style-name="TableCell118">
            <text:p text:style-name="P119">Save DL<text:s/>(2)</text:p>
          </table:table-cell>
          <table:table-cell table:style-name="TableCell120">
            <text:list text:style-name="LFO1" text:continue-numbering="true">
              <text:list-item>
                <text:p text:style-name="P121">Any power that requires a saving throw from an opponent</text:p>
              </text:list-item>
              <text:list-item>
                <text:p text:style-name="P122">Increases the difficulty of all saves required by the power by 2</text:p>
              </text:list-item>
            </text:list>
          </table:table-cell>
          <table:table-cell table:style-name="TableCell123">
            <text:p text:style-name="P124">Save DL<text:s/>(2)<text:s/>/ x3 / +1B / 10P</text:p>
          </table:table-cell>
        </table:table-row>
      </table:table>
      <text:p text:style-name="P1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ris Magoun</meta:initial-creator>
    <dc:creator>Chris Magoun</dc:creator>
    <meta:creation-date>2023-09-26T14:26:00Z</meta:creation-date>
    <dc:date>2023-09-26T15:01:00Z</dc:date>
    <meta:template xlink:href="Normal.dotm" xlink:type="simple"/>
    <meta:editing-cycles>11</meta:editing-cycles>
    <meta:editing-duration>PT2760S</meta:editing-duration>
    <meta:document-statistic meta:page-count="1" meta:paragraph-count="5" meta:word-count="424" meta:character-count="2838" meta:row-count="20" meta:non-whitespace-character-count="2419"/>
  </office:meta>
</office:document-meta>
</file>